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be0027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3b5aa3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239e46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65" draw:layer="" svg:width="150.15013600000pt" svg:height="24.99999680000pt"/>
          <draw:rect draw:style-name="gr3" draw:id="shape3" draw:name="rect668" draw:layer="" svg:width="150.15013600000pt" svg:height="24.99999680000pt" svg:x="0.00000000000pt" svg:y="25.00000000000pt"/>
          <draw:rect draw:style-name="gr4" draw:id="shape4" draw:name="rect667" draw:layer="" svg:width="150.15013600000pt" svg:height="24.99999680000pt" svg:x="0.00000000000pt" svg:y="50.00000000000pt"/>
          <draw:rect draw:style-name="gr5" draw:id="shape5" draw:name="rect666" draw:layer="" svg:width="150.15013600000pt" svg:height="24.99999680000pt" svg:x="0.00000000000pt" svg:y="75.00000000000pt"/>
          <draw:path draw:style-name="gr6" draw:id="shape6" draw:name="path664" draw:layer="" svg:width="74.16751978794pt" svg:height="99.99998441406pt" svg:x="0.00000000000pt" svg:y="0.00000758594pt" svg:viewBox="0 0 74 100" svg:d="M0 0L0 100L74.1675 50.1412Z" koffice:nodeTypes="cccc"/>
          <draw:path draw:style-name="gr3" draw:id="shape7" draw:name="path673" draw:layer="" svg:width="24.35247351606pt" svg:height="44.35687167336pt" svg:x="6.52975280867pt" svg:y="27.58498367492pt" svg:viewBox="0 0 24 44" svg:d="M24.3525 0.0384745C7.6101 -0.807937 -0.0173995 12.4848 9.69354e-05 22.7602C-0.0385985 34.9127 11.5147 44.9353 22.1934 44.3309C16.4354 41.6155 9.40411 34.0041 9.33935 22.71C9.2804 12.4771 15.1418 3.57948 24.3525 0.0384745Z" koffice:nodeTypes="ccccc"/>
          <draw:path draw:style-name="gr3" draw:id="shape8" draw:name="polygon674" draw:layer="" svg:width="27.85502015846pt" svg:height="28.25534752440pt" draw:transform="matrix(0.30030026000 0.00000000000 0.00000000000 0.30030026000 24.56611802455pt 30.04304739800pt)" svg:viewBox="0 0 28 28" svg:d="M19.5627 28.2553L11.7766 22.1237L2.34734 25.1075L5.7314 15.7546L0 7.64472L9.87756 7.99601L15.7646 0L18.4853 9.56994L27.855 12.7381L19.6589 18.3013Z" koffice:nodeTypes="ccccccccccc"/>
          <draw:path draw:style-name="gr3" draw:id="shape9" draw:name="polygon675" draw:layer="" svg:width="27.85502015846pt" svg:height="28.25534752440pt" draw:transform="matrix(0.30030026000 0.00000000000 0.00000000000 0.30030026000 24.51627034455pt 40.21168701207pt)" svg:viewBox="0 0 28 28" svg:d="M19.5627 28.2553L11.7766 22.1237L2.34734 25.1075L5.7314 15.7546L0 7.64472L9.87756 7.99601L15.7646 0L18.4853 9.56994L27.855 12.7381L19.6589 18.3013Z" koffice:nodeTypes="ccccccccccc"/>
          <draw:path draw:style-name="gr3" draw:id="shape10" draw:name="polygon676" draw:layer="" svg:width="27.85502015846pt" svg:height="28.25534752440pt" draw:transform="matrix(0.30030026000 0.00000000000 0.00000000000 0.30030026000 24.56611571554pt 50.48001501207pt)" svg:viewBox="0 0 28 28" svg:d="M19.5627 28.2553L11.7766 22.1237L2.34734 25.1075L5.7314 15.7546L0 7.64472L9.87756 7.99601L15.7646 0L18.4853 9.56994L27.855 12.7381L19.6589 18.3013Z" koffice:nodeTypes="ccccccccccc"/>
          <draw:path draw:style-name="gr3" draw:id="shape11" draw:name="polygon677" draw:layer="" svg:width="27.85502015846pt" svg:height="28.25534752440pt" draw:transform="matrix(0.30030026000 0.00000000000 0.00000000000 0.30030026000 24.51627034455pt 60.84803901207pt)" svg:viewBox="0 0 28 28" svg:d="M19.5627 28.2553L11.7766 22.1237L2.34734 25.1075L5.7314 15.7546L0 7.64472L9.87756 7.99601L15.7646 0L18.4853 9.56994L27.855 12.7381L19.6589 18.3013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2:15</dc:date>
    <meta:creation-date>2011-05-22T06:10:57</meta:creation-date>
    <dc:creator>Yue Liu</dc:creator>
  </office:meta>
</office:document-meta>
</file>